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106cm" svg:stroke-color="#000000" draw:marker-start-width="0.358cm" draw:marker-end="Pontas_20_das_20_setas_20_1" draw:marker-end-width="0.458cm" draw:fill="none" draw:textarea-horizontal-align="center" draw:textarea-vertical-align="middle" fo:padding-top="0.052cm" fo:padding-bottom="0.052cm" fo:padding-left="0.052cm" fo:padding-right="0.052cm" loext:decorative="fals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2.925cm" fo:min-width="0.021cm" fo:padding-top="0.009cm" fo:padding-bottom="0.009cm" fo:padding-left="0.009cm" fo:padding-right="0.009cm" loext:decorative="false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3.416cm" fo:min-width="0.028cm" fo:padding-top="0.009cm" fo:padding-bottom="0.009cm" fo:padding-left="0.009cm" fo:padding-right="0.009cm" loext:decorative="false"/>
    </style:style>
    <style:style style:name="gr5" style:family="graphic" style:parent-style-name="objectwithoutfill">
      <style:graphic-properties draw:stroke="dash" draw:stroke-dash="Long_20_Dash_20__28_Rounded_29_" svg:stroke-width="0.106cm" svg:stroke-color="#000000" draw:marker-start-width="0.359cm" draw:marker-end-width="0.359cm" svg:stroke-linecap="round" draw:fill="none" draw:textarea-horizontal-align="center" draw:textarea-vertical-align="middle" fo:padding-top="0.053cm" fo:padding-bottom="0.053cm" fo:padding-left="0.053cm" fo:padding-right="0.053cm" loext:decorative="false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1.5cm" fo:min-width="1.5cm" fo:padding-top="0.053cm" fo:padding-bottom="0.053cm" fo:padding-left="0.053cm" fo:padding-right="0.053cm" loext:decorative="false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1.394cm" fo:min-width="1.394cm" fo:padding-top="0.053cm" fo:padding-bottom="0.053cm" fo:padding-left="0.053cm" fo:padding-right="0.053cm" loext:decorative="false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1.394cm" fo:min-width="2.894cm" fo:padding-top="0.053cm" fo:padding-bottom="0.053cm" fo:padding-left="0.053cm" fo:padding-right="0.053cm" loext:decorative="fals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1.394cm" fo:min-width="4.394cm" fo:padding-top="0.053cm" fo:padding-bottom="0.053cm" fo:padding-left="0.053cm" fo:padding-right="0.053cm" loext:decorative="false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1.394cm" fo:min-width="5.894cm" fo:padding-top="0.053cm" fo:padding-bottom="0.053cm" fo:padding-left="0.053cm" fo:padding-right="0.05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9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0pt" fo:font-weight="normal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 draw:style-name="gr1">
          <draw:line draw:style-name="gr2" draw:text-style-name="P1" draw:layer="layout" svg:x1="9.508cm" svg:y1="12.3cm" svg:x2="9.508cm" svg:y2="2.05cm">
            <text:p/>
          </draw:line>
          <draw:custom-shape draw:style-name="gr3" draw:text-style-name="P2" draw:layer="layout" svg:width="0.5cm" svg:height="3cm" svg:x="9.265cm" svg:y="1.8cm">
            <text:p/>
            <draw:enhanced-geometry svg:viewBox="0 0 21600 21600" draw:text-areas="?f0 ?f7 ?f2 21600" draw:type="up-arrow" draw:modifiers="5369.41019660113 9959.28143712575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10800" draw:handle-range-y-minimum="0" draw:handle-range-y-maximum="21600" draw:handle-position="$1 $0" draw:handle-position-x="$1" draw:handle-position-y="$0"/>
            </draw:enhanced-geometry>
          </draw:custom-shape>
        </draw:g>
        <draw:line draw:style-name="gr2" draw:text-style-name="P1" draw:layer="layout" svg:x1="9.588cm" svg:y1="4.784cm" svg:x2="32.838cm" svg:y2="4.784cm">
          <text:p/>
        </draw:line>
        <draw:custom-shape draw:style-name="gr4" draw:text-style-name="P2" draw:layer="layout" svg:width="0.584cm" svg:height="3.5cm" draw:transform="rotate (-1.5707963267949) translate (33.249cm 4.467cm)">
          <text:p/>
          <draw:enhanced-geometry svg:viewBox="0 0 21600 21600" draw:mirror-horizontal="false" draw:mirror-vertical="false" draw:text-areas="?f0 ?f7 ?f2 21600" draw:type="up-arrow" draw:modifiers="5369.41019660113 9959.2814371257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2" draw:text-style-name="P1" draw:layer="layout" svg:x1="9.588cm" svg:y1="7.052cm" svg:x2="32.838cm" svg:y2="7.052cm">
          <text:p/>
        </draw:line>
        <draw:custom-shape draw:style-name="gr4" draw:text-style-name="P2" draw:layer="layout" svg:width="0.584cm" svg:height="3.5cm" draw:transform="rotate (-1.5707963267949) translate (33.249cm 6.769cm)">
          <text:p/>
          <draw:enhanced-geometry svg:viewBox="0 0 21600 21600" draw:mirror-horizontal="false" draw:mirror-vertical="false" draw:text-areas="?f0 ?f7 ?f2 21600" draw:type="up-arrow" draw:modifiers="5369.41019660113 9959.2814371257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2" draw:text-style-name="P1" draw:layer="layout" svg:x1="9.589cm" svg:y1="9.345cm" svg:x2="32.839cm" svg:y2="9.345cm">
          <text:p/>
        </draw:line>
        <draw:custom-shape draw:style-name="gr4" draw:text-style-name="P2" draw:layer="layout" svg:width="0.584cm" svg:height="3.5cm" draw:transform="rotate (-1.5707963267949) translate (33.25cm 9.062cm)">
          <text:p/>
          <draw:enhanced-geometry svg:viewBox="0 0 21600 21600" draw:mirror-horizontal="false" draw:mirror-vertical="false" draw:text-areas="?f0 ?f7 ?f2 21600" draw:type="up-arrow" draw:modifiers="5369.41019660113 9959.2814371257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2" draw:text-style-name="P1" draw:layer="layout" svg:x1="9.589cm" svg:y1="11.588cm" svg:x2="32.839cm" svg:y2="11.588cm">
          <text:p/>
        </draw:line>
        <draw:custom-shape draw:style-name="gr4" draw:text-style-name="P2" draw:layer="layout" svg:width="0.584cm" svg:height="3.5cm" draw:transform="rotate (-1.5707963267949) translate (33.25cm 11.305cm)">
          <text:p/>
          <draw:enhanced-geometry svg:viewBox="0 0 21600 21600" draw:mirror-horizontal="false" draw:mirror-vertical="false" draw:text-areas="?f0 ?f7 ?f2 21600" draw:type="up-arrow" draw:modifiers="5369.41019660113 9959.2814371257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5" draw:text-style-name="P3" draw:layer="layout" svg:x1="17.016cm" svg:y1="1.966cm" svg:x2="17.016cm" svg:y2="12.216cm">
          <text:p/>
        </draw:line>
        <draw:line draw:style-name="gr5" draw:text-style-name="P3" draw:layer="layout" svg:x1="24.516cm" svg:y1="1.966cm" svg:x2="24.516cm" svg:y2="12.216cm">
          <text:p/>
        </draw:line>
        <draw:line draw:style-name="gr5" draw:text-style-name="P3" draw:layer="layout" svg:x1="32.016cm" svg:y1="1.966cm" svg:x2="32.016cm" svg:y2="12.216cm">
          <text:p/>
        </draw:line>
        <draw:custom-shape draw:style-name="gr6" draw:text-style-name="P4" draw:layer="layout" svg:width="1.5cm" svg:height="1.5cm" svg:x="9.506cm" svg:y="3.2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cm" svg:height="1.5cm" svg:x="17.006cm" svg:y="3.2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cm" svg:height="1.5cm" svg:x="30.542cm" svg:y="3.2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.5cm" svg:x="9.506cm" svg:y="5.5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.5cm" svg:x="17.006cm" svg:y="5.5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.5cm" svg:x="29.006cm" svg:y="5.5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5cm" svg:height="1.5cm" svg:x="9.506cm" svg:y="7.8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5cm" svg:height="1.5cm" svg:x="17.006cm" svg:y="7.8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5cm" svg:height="1.5cm" svg:x="27.506cm" svg:y="7.8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5cm" svg:x="9.506cm" svg:y="10.0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5cm" svg:x="17.006cm" svg:y="10.0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.5cm" svg:x="26.006cm" svg:y="10.08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82cm" svg:height="1cm" svg:x="7.476cm" svg:y="3.484cm">
          <draw:text-box>
            <text:p>20% </text:p>
          </draw:text-box>
        </draw:frame>
        <draw:frame draw:style-name="gr11" draw:text-style-name="P5" draw:layer="layout" svg:width="1.582cm" svg:height="1cm" svg:x="7.476cm" svg:y="5.784cm">
          <draw:text-box>
            <text:p>40% </text:p>
          </draw:text-box>
        </draw:frame>
        <draw:frame draw:style-name="gr12" draw:text-style-name="P7" draw:layer="layout" svg:width="6.75cm" svg:height="2cm" svg:x="0cm" svg:y="6.3cm">
          <draw:text-box>
            <text:p text:style-name="P6">Ciclo de Trabalho (Duty-Cycle)</text:p>
          </draw:text-box>
        </draw:frame>
        <draw:frame draw:style-name="gr13" draw:text-style-name="P5" draw:layer="layout" svg:width="1.572cm" svg:height="0.94cm" svg:x="7.516cm" svg:y="8.084cm">
          <draw:text-box>
            <text:p>60% </text:p>
          </draw:text-box>
        </draw:frame>
        <draw:frame draw:style-name="gr13" draw:text-style-name="P5" draw:layer="layout" svg:width="1.572cm" svg:height="0.94cm" svg:x="7.516cm" svg:y="10.384cm">
          <draw:text-box>
            <text:p>80% </text:p>
          </draw:text-box>
        </draw:frame>
        <draw:frame draw:style-name="gr13" draw:text-style-name="P5" draw:layer="layout" svg:width="1.25cm" svg:height="0.94cm" svg:x="12.688cm" svg:y="1.944cm">
          <draw:text-box>
            <text:p>“0”</text:p>
          </draw:text-box>
        </draw:frame>
        <draw:frame draw:style-name="gr13" draw:text-style-name="P5" draw:layer="layout" svg:width="1.25cm" svg:height="0.94cm" svg:x="20.188cm" svg:y="1.944cm">
          <draw:text-box>
            <text:p>“0”</text:p>
          </draw:text-box>
        </draw:frame>
        <draw:frame draw:style-name="gr13" draw:text-style-name="P5" draw:layer="layout" svg:width="1.25cm" svg:height="0.94cm" svg:x="27.588cm" svg:y="1.944cm">
          <draw:text-box>
            <text:p>“1”</text:p>
          </draw:text-box>
        </draw:frame>
        <draw:frame draw:style-name="gr14" draw:text-style-name="P7" draw:layer="layout" svg:width="2.25cm" svg:height="1cm" svg:x="19.612cm" svg:y="0cm">
          <draw:text-box>
            <text:p text:style-name="P6">B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01T15:31:29.677340500</dc:date>
    <meta:editing-duration>PT17M39S</meta:editing-duration>
    <meta:editing-cycles>3</meta:editing-cycles>
    <meta:generator>LibreOffice/25.8.3.2$Windows_X86_64 LibreOffice_project/8ca8d55c161d602844f5428fa4b58097424e324e</meta:generator>
    <meta:document-statistic meta:object-count="35"/>
  </office:meta>
</office:document-meta>
</file>